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margin-top="0in" fo:margin-bottom="0.111in" style:contextual-spacing="false"/>
      <style:text-properties officeooo:paragraph-rsid="00053b1c"/>
    </style:style>
    <style:style style:name="T1" style:family="text">
      <style:text-properties fo:font-family="'times new roman'" style:font-family-generic="roman" style:font-pitch="variable"/>
    </style:style>
    <style:style style:name="T2" style:family="text">
      <style:text-properties fo:font-family="'times new roman'" style:font-family-generic="roman" style:font-pitch="variable" style:font-family-complex="'Times New Roman'" style:font-family-generic-complex="system" style:font-pitch-complex="variable"/>
    </style:style>
    <style:style style:name="T3" style:family="text">
      <style:text-properties fo:font-family="'times new roman'" style:font-family-generic="roman" style:font-pitch="variable" officeooo:rsid="0005afb0"/>
    </style:style>
    <style:style style:name="T4" style:family="text">
      <style:text-properties fo:font-family="'times new roman'" style:font-family-generic="roman" style:font-pitch="variable" officeooo:rsid="0005afb0" style:font-family-complex="'Times New Roman'" style:font-family-generic-complex="system" style:font-pitch-complex="variable"/>
    </style:style>
    <style:style style:name="T5" style:family="text">
      <style:text-properties fo:font-family="'times new roman'" style:font-family-generic="roman" style:font-pitch="variable" officeooo:rsid="00053b1c" style:font-family-complex="'Times New Roman'" style:font-family-generic-complex="system" style:font-pitch-complex="variable"/>
    </style:style>
    <style:style style:name="T6" style:family="text">
      <style:text-properties fo:font-family="'times new roman'" style:font-family-generic="roman" style:font-pitch="variable" fo:font-weight="bold" style:font-weight-asian="bold" style:font-family-complex="'Times New Roman'" style:font-family-generic-complex="system" style:font-pitch-complex="variable" style:font-weight-complex="bold"/>
    </style:style>
    <style:style style:name="T7" style:family="text">
      <style:text-properties fo:font-family="'times new roman'" style:font-family-generic="roman" style:font-pitch="variable" fo:font-weight="bold" officeooo:rsid="0005afb0" style:font-weight-asian="bold" style:font-family-complex="'Times New Roman'" style:font-family-generic-complex="system" style:font-pitch-complex="variable" style:font-weight-complex="bold"/>
    </style:style>
    <style:style style:name="T8" style:family="text">
      <style:text-properties fo:font-family="'times new roman'" style:font-family-generic="roman" style:font-pitch="variable" officeooo:rsid="0006b800" style:font-family-complex="'Times New Roman'" style:font-family-generic-complex="system" style:font-pitch-complex="variable"/>
    </style:style>
    <style:style style:name="T9" style:family="text">
      <style:text-properties fo:font-family="'times new roman'" style:font-family-generic="roman" style:font-pitch="variable" fo:background-color="transparent" loext:char-shading-value="0" style:font-family-complex="'Times New Roman'" style:font-family-generic-complex="system" style:font-pitch-complex="variab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Jan Maurice Götze</text:span><text:span text:style-name="T1"><text:line-break/></text:span><text:span text:style-name="T2">Tisnesvegen 7</text:span><text:span text:style-name="T1"><text:line-break/></text:span><text:span text:style-name="T2">9006 Tromsø</text:span><text:span text:style-name="T1"><text:tab/><text:tab/><text:tab/><text:tab/><text:tab/><text:tab/><text:tab/><text:tab/><text:tab/><text:tab/></text:span><text:span text:style-name="T3">16</text:span><text:span text:style-name="T2">.0</text:span><text:span text:style-name="T4">3</text:span><text:span text:style-name="T2">.2025</text:span><text:span text:style-name="T1"><text:line-break/><text:line-break/></text:span><text:span text:style-name="T5">Tromsø Kommune </text:span><text:span text:style-name="T4">IT-avdelinga<text:line-break/>Rådhusgata 2, 9008 Tromsø</text:span><text:span text:style-name="T1"><text:line-break/></text:span><text:span text:style-name="T5">Trond Gunnar Leithe</text:span><text:span text:style-name="T1"><text:line-break/><text:line-break/><text:line-break/></text:span><text:span text:style-name="T6">Søknad om utplassering i uke </text:span><text:span text:style-name="T7">13</text:span><text:span text:style-name="T6"> og </text:span><text:span text:style-name="T7">14</text:span><text:span text:style-name="T1"><text:line-break/><text:line-break/></text:span><text:span text:style-name="T3">J</text:span><text:span text:style-name="T2">eg søker herved om praksisplass hos dere i </text:span><text:span text:style-name="T4">IT avdelinga </text:span><text:span text:style-name="T8">i</text:span><text:span text:style-name="T4"> Tromsø Kommune</text:span><text:span text:style-name="T2">. Jeg er en motivert person på 18 år, sosial og flink til å kommunisere med andre medmennesker,</text:span><text:span text:style-name="T9"> og er for tiden elev på </text:span><text:span text:style-name="T2">Breivang vgs i programområdet Informasjonsteknologi vg2.</text:span><text:span text:style-name="T1"><text:line-break/><text:line-break/></text:span><text:span text:style-name="T2">Jeg søker til deres bedrift fordi jeg er interessert i å </text:span><text:span text:style-name="T4">fordype meg i IT temaet, spesielt IT-drift delen</text:span><text:span text:style-name="T2">. Jeg er lærevillig og klar til å samle verdifull arbeidserfaring </text:span><text:span text:style-name="T4">på en av de viktigste avdelingene i hele Tromsø Kommune</text:span><text:span text:style-name="T2">. Jeg har hørt at dere jobber mye med oppsett og vedlikehold av </text:span><text:span text:style-name="T4">ulike IT systemer som kommunen krever</text:span><text:span text:style-name="T2">, og er veldig interessert i å lære om det og jobbe med det.<text:line-break/></text:span><text:span text:style-name="T1"><text:line-break/></text:span><text:span text:style-name="T2">Jeg har god kunnskap innen Python, HTML, CSS og Rust for å nevne noen. På skolen fikk vi grunnleggende kunnskap innen CAD. Dette vekket min interesse og førte til at jeg fordypet meg i temaet og har nå en ganske god forståelse av emnet. </text:span><text:span text:style-name="T4">I tillegg, har jeg svært interessert i nettverks- og serverdrift og har grunnleggende kunnskaper innen disse. </text:span><text:span text:style-name="T8">Dessuten, har jeg gode kunnskaper innen Linux og Windows og jobber mye spesielt med Redhat linux og windows server, og har satt opp utallige instanser av disse. </text:span><text:span text:style-name="T2">Jeg er </text:span><text:span text:style-name="T4">veldig</text:span><text:span text:style-name="T2"> interessert i å lære om de spennende systemene og programmene dere bruker </text:span><text:span text:style-name="T8">innad avdelinga</text:span><text:span text:style-name="T2">. </text:span><text:span text:style-name="T1"><text:line-break/><text:line-break/></text:span><text:span text:style-name="T2">Jeg har gode kunnskaper innen mange forskjellige programvarer og lærer nye program fortløpende. Jeg er også vant med forskjellige IT-systemer, både maskinvare og programvare, og jeg har en god forståelse av nye teknologier. Mine ferdigheter innen programmering, samt erfaring med CAD </text:span><text:span text:style-name="T4">og serverdrift,</text:span><text:span text:style-name="T2"> gir meg et solid grunnlag for å kunne lære raskt og bidra i praksisperioden.</text:span><text:span text:style-name="T1"><text:line-break/><text:line-break/></text:span><text:span text:style-name="T2">Jeg er svært arbeidsom og liker å jobbe med andre. Jeg er en nysgjerrig og pliktoppfyllende person som liker å tilegne seg nye ferdigheter, noe som passer svært bra innenfor feltet dere jobber i. Jeg tenker at oppgavene dere møter på daglig basis hadde utfordret meg på en veldig positiv måte</text:span><text:span text:style-name="T1"><text:line-break/><text:line-break/></text:span><text:soft-page-break/><text:span text:style-name="T2">Håper på positiv tilbakemelding fra dere og stiller gjerne til intervju på kort varsel.</text:span><text:span text:style-name="T1"><text:line-break/><text:line-break/></text:span><text:span text:style-name="T2">Med vennlig hilsen</text:span><text:span text:style-name="T1"><text:line-break/></text:span><text:span text:style-name="T2">Jan Maurice Götz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HarmonyOS Sans SC" style:font-family-asian="'HarmonyOS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6T19:44:43.449869009</meta:creation-date>
    <dc:date>2025-03-16T21:11:44.750304849</dc:date>
    <meta:editing-duration>PT1H27M</meta:editing-duration>
    <meta:editing-cycles>3</meta:editing-cycles>
    <meta:generator>LibreOffice/25.2.1.2$Linux_X86_64 LibreOffice_project/520$Build-2</meta:generator>
    <meta:document-statistic meta:table-count="0" meta:image-count="0" meta:object-count="0" meta:page-count="2" meta:paragraph-count="1" meta:word-count="370" meta:character-count="2232" meta:non-whitespace-character-count="1843"/>
  </office:meta>
</office:document-meta>
</file>